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812in" text:list-level-position-and-space-mode="label-alignment">
          <style:list-level-label-alignment text:label-followed-by="listtab" fo:margin-left="0.5312in" fo:text-indent="-0.2812in"/>
        </style:list-level-properties>
        <style:text-properties style:font-name="Verdana"/>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F0" style:family="paragraph">
      <style:paragraph-properties fo:break-before="page" style:page-number="0"/>
    </style:style>
    <style:style style:name="P4" style:parent-style-name="Geenafstand" style:family="paragraph">
      <style:text-properties fo:color="#FFFFFF" fo:font-size="24pt" style:font-size-asian="24pt" style:font-size-complex="24pt"/>
    </style:style>
    <style:style style:name="T5" style:parent-style-name="Standaardalinea-lettertype" style:family="text">
      <style:text-properties style:font-name="Verdana" fo:font-size="28pt" style:font-size-asian="28pt" style:font-size-complex="28pt"/>
    </style:style>
    <style:style style:name="P6" style:parent-style-name="Geenafstand" style:family="paragraph">
      <style:paragraph-properties fo:margin-top="0.0833in"/>
    </style:style>
    <style:style style:name="T7" style:parent-style-name="Standaardalinea-lettertype" style:family="text">
      <style:text-properties style:font-name="Verdana" fo:color="#156082" fo:font-size="18pt" style:font-size-asian="18pt" style:font-size-complex="18pt"/>
    </style:style>
    <style:style style:name="P8" style:parent-style-name="Standaard" style:family="paragraph">
      <style:paragraph-properties fo:break-before="page"/>
    </style:style>
    <style:style style:name="P9" style:parent-style-name="Inhopg3" style:family="paragraph">
      <style:paragraph-properties>
        <style:tab-stops>
          <style:tab-stop style:type="right" style:leader-style="dotted" style:leader-text="." style:position="5.9597in"/>
        </style:tab-stops>
      </style:paragraph-properties>
    </style:style>
    <style:style style:name="T10" style:parent-style-name="Hyperlink" style:family="text">
      <style:text-properties style:font-name="Verdana"/>
    </style:style>
    <style:style style:name="P11" style:parent-style-name="Inhopg3" style:family="paragraph">
      <style:paragraph-properties>
        <style:tab-stops>
          <style:tab-stop style:type="right" style:leader-style="dotted" style:leader-text="." style:position="5.9597in"/>
        </style:tab-stops>
      </style:paragraph-properties>
    </style:style>
    <style:style style:name="T12" style:parent-style-name="Hyperlink" style:family="text">
      <style:text-properties style:font-name="Verdana"/>
    </style:style>
    <style:style style:name="P13" style:parent-style-name="Inhopg3" style:family="paragraph">
      <style:paragraph-properties>
        <style:tab-stops>
          <style:tab-stop style:type="right" style:leader-style="dotted" style:leader-text="." style:position="5.9597in"/>
        </style:tab-stops>
      </style:paragraph-properties>
    </style:style>
    <style:style style:name="T14" style:parent-style-name="Hyperlink" style:family="text">
      <style:text-properties style:font-name="Verdana"/>
    </style:style>
    <style:style style:name="P15" style:parent-style-name="Inhopg3" style:family="paragraph">
      <style:paragraph-properties>
        <style:tab-stops>
          <style:tab-stop style:type="right" style:leader-style="dotted" style:leader-text="." style:position="5.9597in"/>
        </style:tab-stops>
      </style:paragraph-properties>
    </style:style>
    <style:style style:name="T16" style:parent-style-name="Hyperlink" style:family="text">
      <style:text-properties style:font-name="Verdana"/>
    </style:style>
    <style:style style:name="P17" style:parent-style-name="Inhopg3" style:family="paragraph">
      <style:paragraph-properties>
        <style:tab-stops>
          <style:tab-stop style:type="right" style:leader-style="dotted" style:leader-text="." style:position="5.9597in"/>
        </style:tab-stops>
      </style:paragraph-properties>
    </style:style>
    <style:style style:name="T18" style:parent-style-name="Hyperlink" style:family="text">
      <style:text-properties style:font-name="Verdana"/>
    </style:style>
    <style:style style:name="P19" style:parent-style-name="Inhopg3" style:family="paragraph">
      <style:paragraph-properties>
        <style:tab-stops>
          <style:tab-stop style:type="right" style:leader-style="dotted" style:leader-text="." style:position="5.9597in"/>
        </style:tab-stops>
      </style:paragraph-properties>
    </style:style>
    <style:style style:name="T20" style:parent-style-name="Hyperlink" style:family="text">
      <style:text-properties style:font-name="Verdana"/>
    </style:style>
    <style:style style:name="P21" style:parent-style-name="Inhopg3" style:family="paragraph">
      <style:paragraph-properties>
        <style:tab-stops>
          <style:tab-stop style:type="right" style:leader-style="dotted" style:leader-text="." style:position="5.9597in"/>
        </style:tab-stops>
      </style:paragraph-properties>
    </style:style>
    <style:style style:name="T22" style:parent-style-name="Hyperlink" style:family="text">
      <style:text-properties style:font-name="Verdana"/>
    </style:style>
    <style:style style:name="P23" style:parent-style-name="Inhopg3" style:family="paragraph">
      <style:paragraph-properties>
        <style:tab-stops>
          <style:tab-stop style:type="right" style:leader-style="dotted" style:leader-text="." style:position="5.9597in"/>
        </style:tab-stops>
      </style:paragraph-properties>
    </style:style>
    <style:style style:name="T24" style:parent-style-name="Hyperlink" style:family="text">
      <style:text-properties style:font-name="Verdana" fo:language="en" fo:country="US"/>
    </style:style>
    <style:style style:name="P25" style:parent-style-name="Standaard" style:family="paragraph">
      <style:paragraph-properties fo:break-before="page"/>
    </style:style>
    <style:style style:name="P26" style:parent-style-name="Kop3" style:family="paragraph">
      <style:text-properties style:font-name="Verdana"/>
    </style:style>
    <style:style style:name="P27" style:parent-style-name="Standaard" style:family="paragraph">
      <style:text-properties style:font-name="Verdana"/>
    </style:style>
    <style:style style:name="P28" style:parent-style-name="Standaard" style:family="paragraph">
      <style:text-properties style:font-name="Verdana"/>
    </style:style>
    <style:style style:name="P29" style:parent-style-name="Standaard" style:family="paragraph">
      <style:text-properties style:font-name="Verdana"/>
    </style:style>
    <style:style style:name="P30" style:parent-style-name="Kop3" style:family="paragraph">
      <style:text-properties style:font-name="Verdana"/>
    </style:style>
    <style:style style:name="P31" style:parent-style-name="Kop4" style:family="paragraph">
      <style:text-properties style:font-name="Verdana"/>
    </style:style>
    <style:style style:name="P32" style:parent-style-name="Standaard" style:family="paragraph">
      <style:text-properties style:font-name="Verdana"/>
    </style:style>
    <style:style style:name="P33" style:parent-style-name="Kop4" style:family="paragraph">
      <style:text-properties style:font-name="Verdana"/>
    </style:style>
    <style:style style:name="P34" style:parent-style-name="Lijstalinea" style:list-style-name="LFO2" style:family="paragraph">
      <style:text-properties style:font-name="Verdana"/>
    </style:style>
    <style:style style:name="P35" style:parent-style-name="Lijstalinea" style:list-style-name="LFO2" style:family="paragraph">
      <style:text-properties style:font-name="Verdana"/>
    </style:style>
    <style:style style:name="P36" style:parent-style-name="Lijstalinea" style:list-style-name="LFO2" style:family="paragraph">
      <style:text-properties style:font-name="Verdana"/>
    </style:style>
    <style:style style:name="P37" style:parent-style-name="Lijstalinea" style:list-style-name="LFO2" style:family="paragraph">
      <style:text-properties style:font-name="Verdana"/>
    </style:style>
    <style:style style:name="P38" style:parent-style-name="Standaard" style:family="paragraph">
      <style:text-properties style:font-name="Verdana"/>
    </style:style>
    <style:style style:name="P39" style:parent-style-name="Standaard" style:family="paragraph">
      <style:text-properties style:font-name="Verdana"/>
    </style:style>
    <style:style style:name="P40" style:parent-style-name="Standaard" style:family="paragraph">
      <style:text-properties style:font-name="Verdana"/>
    </style:style>
    <style:style style:name="P41" style:parent-style-name="Standaard" style:family="paragraph">
      <style:text-properties style:font-name="Verdana"/>
    </style:style>
    <style:style style:name="P42" style:parent-style-name="Standaard" style:family="paragraph">
      <style:text-properties style:font-name="Verdana"/>
    </style:style>
    <style:style style:name="P43" style:parent-style-name="Standaard" style:family="paragraph">
      <style:text-properties style:font-name="Verdana"/>
    </style:style>
    <style:style style:name="P44" style:parent-style-name="Standaard" style:family="paragraph">
      <style:text-properties style:font-name="Verdana"/>
    </style:style>
    <style:style style:name="P45" style:parent-style-name="Kop3" style:family="paragraph">
      <style:text-properties style:font-name="Verdana"/>
    </style:style>
    <style:style style:name="P46" style:parent-style-name="Standaard" style:family="paragraph">
      <style:text-properties style:font-name="Verdana"/>
    </style:style>
    <style:style style:name="P47" style:parent-style-name="Kop4" style:family="paragraph">
      <style:text-properties style:font-name="Verdana"/>
    </style:style>
    <style:style style:name="P48" style:parent-style-name="Standaard" style:family="paragraph">
      <style:text-properties style:font-name="Verdana"/>
    </style:style>
    <style:style style:name="P49" style:parent-style-name="Kop4" style:family="paragraph">
      <style:text-properties style:font-name="Verdana"/>
    </style:style>
    <style:style style:name="P50" style:parent-style-name="Standaard" style:family="paragraph">
      <style:text-properties style:font-name="Verdana"/>
    </style:style>
    <style:style style:name="P51" style:parent-style-name="Normaalweb" style:list-style-name="LFO16" style:family="paragraph">
      <style:text-properties style:font-name="Verdana"/>
    </style:style>
    <style:style style:name="P52" style:parent-style-name="Normaalweb" style:list-style-name="LFO16" style:family="paragraph">
      <style:text-properties style:font-name="Verdana"/>
    </style:style>
    <style:style style:name="P53" style:parent-style-name="Normaalweb" style:list-style-name="LFO16" style:family="paragraph">
      <style:text-properties style:font-name="Verdana"/>
    </style:style>
    <style:style style:name="P54" style:parent-style-name="Normaalweb" style:list-style-name="LFO16" style:family="paragraph">
      <style:text-properties style:font-name="Verdana"/>
    </style:style>
    <style:style style:name="P55" style:parent-style-name="Normaalweb" style:list-style-name="LFO16" style:family="paragraph">
      <style:text-properties style:font-name="Verdana"/>
    </style:style>
    <style:style style:name="P56" style:parent-style-name="Normaalweb" style:list-style-name="LFO16" style:family="paragraph">
      <style:text-properties style:font-name="Verdana"/>
    </style:style>
    <style:style style:name="P57" style:parent-style-name="Normaalweb" style:list-style-name="LFO16" style:family="paragraph">
      <style:text-properties style:font-name="Verdana"/>
    </style:style>
    <style:style style:name="P58" style:parent-style-name="Normaalweb" style:list-style-name="LFO16" style:family="paragraph">
      <style:text-properties style:font-name="Verdana"/>
    </style:style>
    <style:style style:name="P59" style:parent-style-name="Standaard" style:family="paragraph">
      <style:text-properties style:font-name="Verdana"/>
    </style:style>
    <style:style style:name="P60" style:parent-style-name="Standaard" style:family="paragraph">
      <style:text-properties style:font-name="Verdana"/>
    </style:style>
    <style:style style:name="P61" style:parent-style-name="Standaard" style:family="paragraph">
      <style:text-properties style:font-name="Verdana"/>
    </style:style>
    <style:style style:name="P62" style:parent-style-name="Standaard" style:family="paragraph">
      <style:text-properties style:font-name="Verdana"/>
    </style:style>
    <style:style style:name="P63" style:parent-style-name="Standaard" style:family="paragraph">
      <style:text-properties style:font-name="Verdana"/>
    </style:style>
    <style:style style:name="P64" style:parent-style-name="Standaard" style:family="paragraph">
      <style:text-properties style:font-name="Verdana"/>
    </style:style>
    <style:style style:name="P65" style:parent-style-name="Standaard" style:family="paragraph">
      <style:text-properties style:font-name="Verdana"/>
    </style:style>
    <style:style style:name="P66" style:parent-style-name="Standaard" style:family="paragraph">
      <style:text-properties style:font-name="Verdana"/>
    </style:style>
    <style:style style:name="P67" style:parent-style-name="Standaard" style:family="paragraph">
      <style:text-properties style:font-name="Verdana"/>
    </style:style>
    <style:style style:name="P68" style:parent-style-name="Kop3" style:family="paragraph">
      <style:text-properties style:font-name="Verdana"/>
    </style:style>
    <style:style style:name="P69" style:parent-style-name="Kop4" style:family="paragraph">
      <style:text-properties style:font-name="Verdana" fo:font-weight="bold" style:font-weight-asian="bold" style:font-weight-complex="bold" fo:font-style="normal" style:font-style-asian="normal" style:font-style-complex="normal"/>
    </style:style>
    <style:style style:name="P70" style:parent-style-name="Standaard" style:family="paragraph">
      <style:text-properties style:font-name="Verdana"/>
    </style:style>
    <style:style style:name="P71" style:parent-style-name="Kop4" style:family="paragraph">
      <style:text-properties style:font-name="Verdana" fo:font-weight="bold" style:font-weight-asian="bold" style:font-weight-complex="bold" fo:font-style="normal" style:font-style-asian="normal" style:font-style-complex="normal"/>
    </style:style>
    <style:style style:name="P72" style:parent-style-name="Standaard" style:family="paragraph">
      <style:text-properties style:font-name="Verdana"/>
    </style:style>
    <style:style style:name="P73" style:parent-style-name="Kop4" style:family="paragraph">
      <style:text-properties style:font-name="Verdana" fo:font-weight="bold" style:font-weight-asian="bold" style:font-weight-complex="bold" fo:font-style="normal" style:font-style-asian="normal" style:font-style-complex="normal"/>
    </style:style>
    <style:style style:name="P74" style:parent-style-name="Standaard" style:family="paragraph">
      <style:text-properties style:font-name="Verdana"/>
    </style:style>
    <style:style style:name="P75" style:parent-style-name="Standaard" style:family="paragraph">
      <style:text-properties style:font-name="Verdana"/>
    </style:style>
    <style:style style:name="P76" style:parent-style-name="Standaard" style:family="paragraph">
      <style:text-properties style:font-name="Verdana"/>
    </style:style>
    <style:style style:name="P77" style:parent-style-name="Standaard" style:family="paragraph">
      <style:text-properties style:font-name="Verdana"/>
    </style:style>
    <style:style style:name="P78" style:parent-style-name="Standaard" style:family="paragraph">
      <style:text-properties style:font-name="Verdana"/>
    </style:style>
    <style:style style:name="P79" style:parent-style-name="Standaard" style:family="paragraph">
      <style:text-properties style:font-name="Verdana"/>
    </style:style>
    <style:style style:name="P80" style:parent-style-name="Standaard" style:family="paragraph">
      <style:text-properties style:font-name="Verdana"/>
    </style:style>
    <style:style style:name="P81" style:parent-style-name="Standaard" style:family="paragraph">
      <style:text-properties style:font-name="Verdana"/>
    </style:style>
    <style:style style:name="P82" style:parent-style-name="Standaard" style:family="paragraph">
      <style:text-properties style:font-name="Verdana"/>
    </style:style>
    <style:style style:name="P83" style:parent-style-name="Standaard" style:family="paragraph">
      <style:text-properties style:font-name="Verdana"/>
    </style:style>
    <style:style style:name="P84" style:parent-style-name="Standaard" style:family="paragraph">
      <style:text-properties style:font-name="Verdana"/>
    </style:style>
    <style:style style:name="P85" style:parent-style-name="Standaard" style:family="paragraph">
      <style:text-properties style:font-name="Verdana"/>
    </style:style>
    <style:style style:name="P86" style:parent-style-name="Kop3" style:family="paragraph">
      <style:text-properties style:font-name="Verdana"/>
    </style:style>
    <style:style style:name="P87" style:parent-style-name="Standaard" style:family="paragraph">
      <style:paragraph-properties fo:margin-top="0.0694in" fo:margin-bottom="0.0694in" fo:line-height="100%"/>
      <style:text-properties style:font-name="Verdana" style:font-name-asian="Times New Roman" style:font-name-complex="Times New Roman" style:letter-kerning="false" style:language-asian="nl" style:country-asian="NL"/>
    </style:style>
    <style:style style:name="P88" style:parent-style-name="Standaard" style:list-style-name="LFO9" style:family="paragraph">
      <style:paragraph-properties fo:margin-top="0.0694in" fo:margin-bottom="0.0694in" fo:line-height="100%"/>
    </style:style>
    <style:style style:name="T89" style:parent-style-name="Standaardalinea-lettertype" style:family="text">
      <style:text-properties style:font-name="Verdana" style:font-name-asian="Times New Roman" style:font-name-complex="Times New Roman" fo:font-weight="bold" style:font-weight-asian="bold" style:font-weight-complex="bold" style:letter-kerning="false" style:language-asian="nl" style:country-asian="NL"/>
    </style:style>
    <style:style style:name="P90" style:parent-style-name="Standaard" style:family="paragraph">
      <style:paragraph-properties fo:margin-top="0.0694in" fo:margin-bottom="0.0694in" fo:line-height="100%"/>
      <style:text-properties style:font-name="Verdana" style:font-name-asian="Times New Roman" style:font-name-complex="Times New Roman" style:letter-kerning="false" style:language-asian="nl" style:country-asian="NL"/>
    </style:style>
    <style:style style:name="P91" style:parent-style-name="Standaard" style:list-style-name="LFO9" style:family="paragraph">
      <style:paragraph-properties fo:margin-top="0.0694in" fo:margin-bottom="0.0694in" fo:line-height="100%"/>
    </style:style>
    <style:style style:name="T92" style:parent-style-name="Standaardalinea-lettertype" style:family="text">
      <style:text-properties style:font-name="Verdana" style:font-name-asian="Times New Roman" style:font-name-complex="Times New Roman" fo:font-weight="bold" style:font-weight-asian="bold" style:font-weight-complex="bold" style:letter-kerning="false" style:language-asian="nl" style:country-asian="NL"/>
    </style:style>
    <style:style style:name="P93" style:parent-style-name="Standaard" style:family="paragraph">
      <style:paragraph-properties fo:margin-top="0.0694in" fo:margin-bottom="0.0694in" fo:line-height="100%"/>
      <style:text-properties style:font-name="Verdana" style:font-name-asian="Times New Roman" style:font-name-complex="Times New Roman" style:letter-kerning="false" style:language-asian="nl" style:country-asian="NL"/>
    </style:style>
    <style:style style:name="P94" style:parent-style-name="Standaard" style:list-style-name="LFO9" style:family="paragraph">
      <style:paragraph-properties fo:margin-top="0.0694in" fo:margin-bottom="0.0694in" fo:line-height="100%"/>
    </style:style>
    <style:style style:name="T95" style:parent-style-name="Standaardalinea-lettertype" style:family="text">
      <style:text-properties style:font-name="Verdana" style:font-name-asian="Times New Roman" style:font-name-complex="Times New Roman" fo:font-weight="bold" style:font-weight-asian="bold" style:font-weight-complex="bold" style:letter-kerning="false" style:language-asian="nl" style:country-asian="NL"/>
    </style:style>
    <style:style style:name="P96" style:parent-style-name="Standaard" style:family="paragraph">
      <style:paragraph-properties fo:margin-top="0.0694in" fo:margin-bottom="0.0694in" fo:line-height="100%"/>
      <style:text-properties style:font-name="Verdana" style:font-name-asian="Times New Roman" style:font-name-complex="Times New Roman" style:letter-kerning="false" style:language-asian="nl" style:country-asian="NL"/>
    </style:style>
    <style:style style:name="P97" style:parent-style-name="Standaard" style:list-style-name="LFO9" style:family="paragraph">
      <style:paragraph-properties fo:margin-top="0.0694in" fo:margin-bottom="0.0694in" fo:line-height="100%"/>
    </style:style>
    <style:style style:name="T98" style:parent-style-name="Standaardalinea-lettertype" style:family="text">
      <style:text-properties style:font-name="Verdana" style:font-name-asian="Times New Roman" style:font-name-complex="Times New Roman" fo:font-weight="bold" style:font-weight-asian="bold" style:font-weight-complex="bold" style:letter-kerning="false" style:language-asian="nl" style:country-asian="NL"/>
    </style:style>
    <style:style style:name="P99" style:parent-style-name="Standaard" style:family="paragraph">
      <style:paragraph-properties fo:margin-top="0.0694in" fo:margin-bottom="0.0694in" fo:line-height="100%"/>
      <style:text-properties style:font-name="Verdana" style:font-name-asian="Times New Roman" style:font-name-complex="Times New Roman" style:letter-kerning="false" style:language-asian="nl" style:country-asian="NL"/>
    </style:style>
    <style:style style:name="P100" style:parent-style-name="Standaard" style:list-style-name="LFO9" style:family="paragraph">
      <style:paragraph-properties fo:margin-top="0.0694in" fo:margin-bottom="0.0694in" fo:line-height="100%"/>
    </style:style>
    <style:style style:name="T101" style:parent-style-name="Standaardalinea-lettertype" style:family="text">
      <style:text-properties style:font-name="Verdana" style:font-name-asian="Times New Roman" style:font-name-complex="Times New Roman" fo:font-weight="bold" style:font-weight-asian="bold" style:font-weight-complex="bold" style:letter-kerning="false" style:language-asian="nl" style:country-asian="NL"/>
    </style:style>
    <style:style style:name="P102" style:parent-style-name="Standaard" style:family="paragraph">
      <style:paragraph-properties fo:margin-top="0.0694in" fo:margin-bottom="0.0694in" fo:line-height="100%"/>
      <style:text-properties style:font-name="Verdana" style:font-name-asian="Times New Roman" style:font-name-complex="Times New Roman" style:letter-kerning="false" style:language-asian="nl" style:country-asian="NL"/>
    </style:style>
    <style:style style:name="P103" style:parent-style-name="Kop3" style:family="paragraph">
      <style:text-properties style:font-name="Verdana"/>
    </style:style>
    <style:style style:name="P104" style:parent-style-name="Standaard" style:family="paragraph">
      <style:text-properties style:font-name="Verdana"/>
    </style:style>
    <style:style style:name="P105" style:parent-style-name="Standaard" style:family="paragraph">
      <style:text-properties style:font-name="Verdana"/>
    </style:style>
    <style:style style:name="P106" style:parent-style-name="Standaard" style:family="paragraph">
      <style:text-properties style:font-name="Verdana"/>
    </style:style>
    <style:style style:name="P107" style:parent-style-name="Standaard" style:family="paragraph">
      <style:text-properties style:font-name="Verdana"/>
    </style:style>
    <style:style style:name="P108" style:parent-style-name="Standaard" style:family="paragraph">
      <style:text-properties style:font-name="Verdana"/>
    </style:style>
    <style:style style:name="P109" style:parent-style-name="Standaard" style:family="paragraph">
      <style:text-properties style:font-name="Verdana"/>
    </style:style>
    <style:style style:name="P110" style:parent-style-name="Standaard" style:family="paragraph">
      <style:text-properties style:font-name="Verdana"/>
    </style:style>
    <style:style style:name="P111" style:parent-style-name="Standaard" style:family="paragraph">
      <style:text-properties style:font-name="Verdana"/>
    </style:style>
    <style:style style:name="P112" style:parent-style-name="Standaard" style:family="paragraph">
      <style:text-properties style:font-name="Verdana"/>
    </style:style>
    <style:style style:name="P113" style:parent-style-name="Standaard" style:family="paragraph">
      <style:text-properties style:font-name="Verdana"/>
    </style:style>
    <style:style style:name="P114" style:parent-style-name="Standaard" style:family="paragraph">
      <style:text-properties style:font-name="Verdana"/>
    </style:style>
    <style:style style:name="P115" style:parent-style-name="Standaard" style:family="paragraph">
      <style:text-properties style:font-name="Verdana"/>
    </style:style>
    <style:style style:name="P116" style:parent-style-name="Standaard" style:family="paragraph">
      <style:text-properties style:font-name="Verdana"/>
    </style:style>
    <style:style style:name="P117" style:parent-style-name="Standaard" style:family="paragraph">
      <style:text-properties style:font-name="Verdana"/>
    </style:style>
    <style:style style:name="P118" style:parent-style-name="Standaard" style:family="paragraph">
      <style:text-properties style:font-name="Verdana"/>
    </style:style>
    <style:style style:name="P119" style:parent-style-name="Standaard" style:family="paragraph">
      <style:text-properties style:font-name="Verdana"/>
    </style:style>
    <style:style style:name="P120" style:parent-style-name="Standaard" style:family="paragraph">
      <style:text-properties style:font-name="Verdana"/>
    </style:style>
    <style:style style:name="P121" style:parent-style-name="Standaard" style:family="paragraph">
      <style:text-properties style:font-name="Verdana"/>
    </style:style>
    <style:style style:name="P122" style:parent-style-name="Kop3" style:family="paragraph">
      <style:text-properties style:font-name="Verdana"/>
    </style:style>
    <style:style style:name="P123" style:parent-style-name="Standaard" style:family="paragraph">
      <style:text-properties style:font-name="Verdana"/>
    </style:style>
    <style:style style:name="P124" style:parent-style-name="Standaard" style:family="paragraph">
      <style:text-properties style:font-name="Verdana"/>
    </style:style>
    <style:style style:name="P125" style:parent-style-name="Standaard" style:family="paragraph">
      <style:text-properties style:font-name="Verdana"/>
    </style:style>
    <style:style style:name="P126" style:parent-style-name="Standaard" style:family="paragraph">
      <style:text-properties style:font-name="Verdana"/>
    </style:style>
    <style:style style:name="P127" style:parent-style-name="Standaard" style:family="paragraph">
      <style:text-properties style:font-name="Verdana"/>
    </style:style>
    <style:style style:name="P128" style:parent-style-name="Standaard" style:family="paragraph">
      <style:text-properties style:font-name="Verdana"/>
    </style:style>
    <style:style style:name="P129" style:parent-style-name="Standaard" style:family="paragraph">
      <style:text-properties style:font-name="Verdana"/>
    </style:style>
    <style:style style:name="P130" style:parent-style-name="Standaard" style:family="paragraph">
      <style:text-properties style:font-name="Verdana"/>
    </style:style>
    <style:style style:name="P131" style:parent-style-name="Standaard" style:family="paragraph">
      <style:text-properties style:font-name="Verdana"/>
    </style:style>
    <style:style style:name="P132" style:parent-style-name="Standaard" style:family="paragraph">
      <style:text-properties style:font-name="Verdana"/>
    </style:style>
    <style:style style:name="P133" style:parent-style-name="Standaard" style:family="paragraph">
      <style:text-properties style:font-name="Verdana"/>
    </style:style>
    <style:style style:name="P134" style:parent-style-name="Standaard" style:family="paragraph">
      <style:text-properties style:font-name="Verdana"/>
    </style:style>
    <style:style style:name="P135" style:parent-style-name="Standaard" style:family="paragraph">
      <style:text-properties style:font-name="Verdana"/>
    </style:style>
    <style:style style:name="P136" style:parent-style-name="Standaard" style:family="paragraph">
      <style:text-properties style:font-name="Verdana"/>
    </style:style>
    <style:style style:name="P137" style:parent-style-name="Standaard" style:family="paragraph">
      <style:text-properties style:font-name="Verdana"/>
    </style:style>
    <style:style style:name="P138" style:parent-style-name="Standaard" style:family="paragraph">
      <style:text-properties style:font-name="Verdana"/>
    </style:style>
    <style:style style:name="P139" style:parent-style-name="Standaard" style:family="paragraph">
      <style:text-properties style:font-name="Verdana"/>
    </style:style>
    <style:style style:name="P140" style:parent-style-name="Kop3" style:family="paragraph">
      <style:text-properties style:font-name="Verdana" fo:language="en" fo:country="US"/>
    </style:style>
    <style:style style:name="P141" style:parent-style-name="Kop3" style:family="paragraph">
      <style:text-properties style:font-name="Verdana" fo:language="en" fo:country="US"/>
    </style:style>
    <style:style style:name="T142" style:parent-style-name="Standaardalinea-lettertype" style:family="text">
      <style:text-properties style:font-name="Verdana" fo:language="en" fo:country="US"/>
    </style:style>
    <style:style style:name="T143" style:parent-style-name="Hyperlink" style:family="text">
      <style:text-properties style:font-name="Verdana" style:font-name-asian="Times New Roman" fo:language="en" fo:country="US"/>
    </style:style>
    <style:style style:name="T144" style:parent-style-name="Standaardalinea-lettertype" style:family="text">
      <style:text-properties style:font-name="Verdana" fo:language="en" fo:country="US"/>
    </style:style>
    <style:style style:name="T145" style:parent-style-name="Standaardalinea-lettertype" style:family="text">
      <style:text-properties style:font-name="Verdana" fo:language="en" fo:country="US"/>
    </style:style>
    <style:style style:name="T146" style:parent-style-name="Standaardalinea-lettertype" style:family="text">
      <style:text-properties style:font-name="Verdana"/>
    </style:style>
    <style:style style:name="T147" style:parent-style-name="Hyperlink" style:family="text">
      <style:text-properties style:font-name="Verdana" style:font-name-asian="Times New Roman"/>
    </style:style>
    <style:style style:name="T148" style:parent-style-name="Standaardalinea-lettertype" style:family="text">
      <style:text-properties style:font-name="Verdana"/>
    </style:style>
    <style:style style:name="T149" style:parent-style-name="Standaardalinea-lettertype" style:family="text">
      <style:text-properties style:font-name="Verdana" fo:language="en" fo:country="US"/>
    </style:style>
    <style:style style:name="T150" style:parent-style-name="Standaardalinea-lettertype" style:family="text">
      <style:text-properties style:font-name="Verdana" fo:language="en" fo:country="US"/>
    </style:style>
    <style:style style:name="T151" style:parent-style-name="Standaardalinea-lettertype" style:family="text">
      <style:text-properties style:font-name="Verdana"/>
    </style:style>
    <style:style style:name="T152" style:parent-style-name="Hyperlink" style:family="text">
      <style:text-properties style:font-name="Verdana" style:font-name-asian="Times New Roman"/>
    </style:style>
    <style:style style:name="T153" style:parent-style-name="Standaardalinea-lettertype" style:family="text">
      <style:text-properties style:font-name="Verdana"/>
    </style:style>
    <style:style style:name="T154" style:parent-style-name="Standaardalinea-lettertype" style:family="text">
      <style:text-properties style:font-name="Verdana" fo:language="en" fo:country="US"/>
    </style:style>
    <style:style style:name="T155" style:parent-style-name="Standaardalinea-lettertype" style:family="text">
      <style:text-properties style:font-name="Verdana"/>
    </style:style>
    <style:style style:name="T156" style:parent-style-name="Hyperlink" style:family="text">
      <style:text-properties style:font-name="Verdana" style:font-name-asian="Times New Roman"/>
    </style:style>
    <style:style style:name="T157" style:parent-style-name="Standaardalinea-lettertype" style:family="text">
      <style:text-properties style:font-name="Verdana"/>
    </style:style>
    <style:style style:name="T158" style:parent-style-name="Standaardalinea-lettertype" style:family="text">
      <style:text-properties style:font-name="Verdana" fo:language="en" fo:country="US"/>
    </style:style>
    <style:style style:name="P159" style:parent-style-name="Standaard" style:family="paragraph">
      <style:text-properties style:font-name="Verdana"/>
    </style:style>
    <style:style style:family="graphic" style:name="a6">
      <style:graphic-properties draw:fill="solid" draw:fill-color="#ffffff" draw:opacity="100%" draw:stroke="none"/>
    </style:style>
    <style:style style:family="graphic" style:name="a7">
      <style:graphic-properties draw:fill="solid" draw:fill-color="#ffffff" draw:opacity="100%" draw:stroke="none"/>
    </style:style>
    <style:style style:family="graphic" style:name="a8"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fo:wrap-option="wrap" fo:padding-top="0.75in" fo:padding-bottom="5in" fo:padding-left="0.75in" fo:padding-right="1in" draw:textarea-vertical-align="top" draw:textarea-horizontal-align="left" draw:fill="gradient" draw:fill-gradient-name="a1" draw:stroke="none" draw:auto-grow-width="false" draw:auto-grow-height="false"/>
      <style:paragraph-properties style:font-independent-line-spacing="true" style:writing-mode="lr-tb"/>
    </style:style>
    <style:style style:family="graphic" style:name="a9">
      <style:graphic-properties style:wrap="run-through" style:run-through="background" style:horizontal-rel="page" style:vertical-rel="page" style:horizontal-pos="center" style:vertical-pos="middl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office:automatic-styles>
  <office:body>
    <office:text text:use-soft-page-breaks="true">
      <text:p text:style-name="P1"><draw:g draw:z-index="251659264" draw:name="Groep 14" draw:id="id10" draw:style-name="a9" text:anchor-type="paragraph"><svg:title/><svg:desc/><draw:g draw:name="Groep 49" draw:id="id8"><svg:title/><svg:desc/><draw:custom-shape svg:x="0in" svg:y="0in" svg:width="7.5in" svg:height="10in" draw:id="id1" draw:style-name="a2" draw:name="Rechthoek 54"><svg:title/><svg:desc/><text:p text:style-name="P4"/><draw:enhanced-geometry draw:type="non-primitive" svg:viewBox="0 0 21600 21600" draw:enhanced-path="M 0 0 L 21600 0 21600 21600 0 21600 Z N"/></draw:custom-shape><draw:g draw:name="Groep 2" draw:id="id7"><svg:title/><svg:desc/><draw:custom-shape svg:x="4.40278in" svg:y="0in" svg:width="3.09201in" svg:height="3.10069in" draw:id="id2" draw:style-name="a3" draw:name="Vrije vorm 56"><svg:title/><svg:desc/><draw:enhanced-geometry draw:type="non-primitive" svg:viewBox="0 0 1781 1786" draw:enhanced-path="M 4 1786 L 0 1782 1776 0 1781 5 4 178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81"/><draw:equation draw:name="f7" draw:formula="?f4 / 1786"/><draw:equation draw:name="f8" draw:formula="4 * ?f5 / 1781"/><draw:equation draw:name="f9" draw:formula="1786 * ?f4 / 1786"/><draw:equation draw:name="f10" draw:formula="0 * ?f5 / 1781"/><draw:equation draw:name="f11" draw:formula="1782 * ?f4 / 1786"/><draw:equation draw:name="f12" draw:formula="1776 * ?f5 / 1781"/><draw:equation draw:name="f13" draw:formula="0 * ?f4 / 1786"/><draw:equation draw:name="f14" draw:formula="1781 * ?f5 / 1781"/><draw:equation draw:name="f15" draw:formula="5 * ?f4 / 178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1632in" svg:y="0.24826in" svg:width="3.87847in" svg:height="3.87847in" draw:id="id3" draw:style-name="a4" draw:name="Vrije vorm 57"><svg:title/><svg:desc/><draw:enhanced-geometry draw:type="non-primitive" svg:viewBox="0 0 2234 2234" draw:enhanced-path="M 5 2234 L 0 2229 2229 0 2234 5 5 2234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34"/><draw:equation draw:name="f7" draw:formula="?f4 / 2234"/><draw:equation draw:name="f8" draw:formula="5 * ?f5 / 2234"/><draw:equation draw:name="f9" draw:formula="2234 * ?f4 / 2234"/><draw:equation draw:name="f10" draw:formula="0 * ?f5 / 2234"/><draw:equation draw:name="f11" draw:formula="2229 * ?f4 / 2234"/><draw:equation draw:name="f12" draw:formula="2229 * ?f5 / 2234"/><draw:equation draw:name="f13" draw:formula="0 * ?f4 / 2234"/><draw:equation draw:name="f14" draw:formula="2234 * ?f5 / 2234"/><draw:equation draw:name="f15" draw:formula="5 * ?f4 / 223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3.68056in" svg:y="0.11979in" svg:width="3.81424in" svg:height="3.81424in" draw:id="id4" draw:style-name="a5" draw:name="Vrije vorm 58"><svg:title/><svg:desc/><draw:enhanced-geometry draw:type="non-primitive" svg:viewBox="0 0 2197 2197" draw:enhanced-path="M 9 2197 L 0 2193 2188 0 2197 10 9 2197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97"/><draw:equation draw:name="f7" draw:formula="?f4 / 2197"/><draw:equation draw:name="f8" draw:formula="9 * ?f5 / 2197"/><draw:equation draw:name="f9" draw:formula="2197 * ?f4 / 2197"/><draw:equation draw:name="f10" draw:formula="0 * ?f5 / 2197"/><draw:equation draw:name="f11" draw:formula="2193 * ?f4 / 2197"/><draw:equation draw:name="f12" draw:formula="2188 * ?f5 / 2197"/><draw:equation draw:name="f13" draw:formula="0 * ?f4 / 2197"/><draw:equation draw:name="f14" draw:formula="2197 * ?f5 / 2197"/><draw:equation draw:name="f15" draw:formula="10 * ?f4 / 2197"/><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4.09028in" svg:y="0.54514in" svg:width="3.40451in" svg:height="3.41319in" draw:id="id5" draw:style-name="a6" draw:name="Vrije vorm 59"><svg:title/><svg:desc/><draw:enhanced-geometry draw:type="non-primitive" svg:viewBox="0 0 1961 1966" draw:enhanced-path="M 9 1966 L 0 1957 1952 0 1961 9 9 1966 Z N" draw:text-areas="?f24 ?f26 ?f25 ?f27" draw:glue-points="?f16 ?f17 ?f18 ?f19 ?f20 ?f21 ?f22 ?f23 ?f16 ?f17"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961"/><draw:equation draw:name="f7" draw:formula="?f4 / 1966"/><draw:equation draw:name="f8" draw:formula="9 * ?f5 / 1961"/><draw:equation draw:name="f9" draw:formula="1966 * ?f4 / 1966"/><draw:equation draw:name="f10" draw:formula="0 * ?f5 / 1961"/><draw:equation draw:name="f11" draw:formula="1957 * ?f4 / 1966"/><draw:equation draw:name="f12" draw:formula="1952 * ?f5 / 1961"/><draw:equation draw:name="f13" draw:formula="0 * ?f4 / 1966"/><draw:equation draw:name="f14" draw:formula="1961 * ?f5 / 1961"/><draw:equation draw:name="f15" draw:formula="9 * ?f4 / 1966"/><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custom-shape svg:x="2.76042in" svg:y="0.1684in" svg:width="4.73438in" svg:height="4.74306in" draw:id="id6" draw:style-name="a7" draw:name="Vrije vorm 60"><svg:title/><svg:desc/><draw:enhanced-geometry draw:type="non-primitive" svg:viewBox="0 0 2727 2732" draw:enhanced-path="M 0 2732 L 0 2728 2722 0 2727 5 0 2732 Z N" draw:text-areas="?f22 ?f24 ?f23 ?f25" draw:glue-points="?f15 ?f16 ?f15 ?f17 ?f18 ?f19 ?f20 ?f21 ?f15 ?f16"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27"/><draw:equation draw:name="f7" draw:formula="?f4 / 2732"/><draw:equation draw:name="f8" draw:formula="0 * ?f5 / 2727"/><draw:equation draw:name="f9" draw:formula="2732 * ?f4 / 2732"/><draw:equation draw:name="f10" draw:formula="2728 * ?f4 / 2732"/><draw:equation draw:name="f11" draw:formula="2722 * ?f5 / 2727"/><draw:equation draw:name="f12" draw:formula="0 * ?f4 / 2732"/><draw:equation draw:name="f13" draw:formula="2727 * ?f5 / 2727"/><draw:equation draw:name="f14" draw:formula="5 * ?f4 / 2732"/><draw:equation draw:name="f15" draw:formula="?f8 / ?f6"/><draw:equation draw:name="f16" draw:formula="?f9 / ?f7"/><draw:equation draw:name="f17" draw:formula="?f10 / ?f7"/><draw:equation draw:name="f18" draw:formula="?f11 / ?f6"/><draw:equation draw:name="f19" draw:formula="?f12 / ?f7"/><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g></draw:g><draw:frame draw:id="id9" draw:style-name="a8" draw:name="Tekstvak 61" svg:x="0.01041in" svg:y="5.29167in" svg:width="7.48403in" svg:height="4.14452in" style:rel-width="scale" style:rel-height="scale"><draw:text-box><text:p text:style-name="Geenafstand"><text:span text:style-name="T5">De Impact van Slechte Communicatie tussen Teams in Softwareontwikkelingsprojecten</text:span></text:p><text:p text:style-name="P6"><text:span text:style-name="T7">Semester 3 Applied Research</text:span></text:p></draw:text-box><svg:title/><svg:desc/></draw:frame></draw:g></text:p>
      <text:p text:style-name="P8"/>
      <text:p text:style-name="Kopvaninhoudsopgave">Inhoudsopgave</text:p>
      <text:table-of-content text:name="_TOC0">
        <text:table-of-content-source text:outline-level="3" text:use-outline-level="true" text:use-index-marks="false" text:use-index-source-styles="false" text:index-scope="document">
          <text:table-of-content-entry-template text:outline-level="1" text:style-name="Standaard">
            <text:index-entry-link-start/>
            <text:index-entry-text/>
            <text:index-entry-tab-stop style:leader-char="." style:type="right"/>
            <text:index-entry-page-number/>
            <text:index-entry-link-end/>
          </text:table-of-content-entry-template>
          <text:table-of-content-entry-template text:outline-level="2" text:style-name="Standaard">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9"><text:a xlink:href="#_Toc169648894" office:target-frame-name="_top" xlink:show="replace"><text:span text:style-name="T10">Inleiding</text:span><text:tab/>2</text:a></text:p>
          <text:p text:style-name="P11"><text:a xlink:href="#_Toc169648895" office:target-frame-name="_top" xlink:show="replace"><text:span text:style-name="T12">Onderzoeksvragen</text:span><text:tab/>2</text:a></text:p>
          <text:p text:style-name="P13"><text:a xlink:href="#_Toc169648896" office:target-frame-name="_top" xlink:show="replace"><text:span text:style-name="T14">Methodologie</text:span><text:tab/>3</text:a></text:p>
          <text:p text:style-name="P15"><text:a xlink:href="#_Toc169648897" office:target-frame-name="_top" xlink:show="replace"><text:span text:style-name="T16">Welke specifieke soorten misverstanden komen het meest voor tussen verschillende teams in softwareontwikkelingsprojecten?</text:span><text:tab/>4</text:a></text:p>
          <text:p text:style-name="P17"><text:a xlink:href="#_Toc169648898" office:target-frame-name="_top" xlink:show="replace"><text:span text:style-name="T18">Hoe dragen communicatieproblemen bij aan vertragingen in softwareprojecten?</text:span><text:tab/>5</text:a></text:p>
          <text:p text:style-name="P19"><text:a xlink:href="#_Toc169648899" office:target-frame-name="_top" xlink:show="replace"><text:span text:style-name="T20">Welke strategieën kunnen worden ingezet om misverstanden en communicatieproblemen tussen teams te verminderen?</text:span><text:tab/>6</text:a></text:p>
          <text:p text:style-name="P21"><text:a xlink:href="#_Toc169648900" office:target-frame-name="_top" xlink:show="replace"><text:span text:style-name="T22">Conclusie</text:span><text:tab/>7</text:a></text:p>
          <text:p text:style-name="P23"><text:a xlink:href="#_Toc169648901" office:target-frame-name="_top" xlink:show="replace"><text:span text:style-name="T24">Bibliografie</text:span><text:tab/>8</text:a></text:p>
        </text:index-body>
      </text:table-of-content>
      <text:p text:style-name="Standaard"/>
      <text:p text:style-name="P25"/>
      <text:h text:style-name="P26" text:outline-level="3"><text:bookmark-start text:name="_Toc169648894"/><text:soft-page-break/>Inleiding<text:bookmark-end text:name="_Toc169648894"/></text:h>
      <text:p text:style-name="P27">In softwareontwikkeling is effectieve samenwerking binnen teams en tussen verschillende teams van cruciaal belang voor het succes van een project. Communicatie speelt hierbij een sleutelrol, omdat het de basis vormt voor het delen van kennis, het coördineren van activiteiten, en het oplossen van problemen. Slechte communicatie kan echter leiden tot misverstanden, fouten, en vertragingen, die de voortgang en uiteindelijke uitkomst van een project negatief beïnvloeden.</text:p>
      <text:p text:style-name="P28">Dit onderzoek richt zich op het identificeren van de oorzaken en gevolgen van communicatieproblemen tussen teams in softwareontwikkelingsprojecten. We zullen onderzoeken hoe misverstanden en gebrekkige communicatie kunnen leiden tot fouten en vertragingen, en welke strategieën kunnen worden toegepast om deze problemen te verminderen.</text:p>
      <text:p text:style-name="P29"/>
      <text:h text:style-name="P30" text:outline-level="3"><text:bookmark-start text:name="_Toc169648895"/>Onderzoeksvragen<text:bookmark-end text:name="_Toc169648895"/></text:h>
      <text:h text:style-name="P31" text:outline-level="4">Hoofdvraag:</text:h>
      <text:p text:style-name="P32">Hoe kunnen misverstanden en gebrekkige communicatie tussen teams leiden tot fouten en vertragingen in de oplevering van softwareprojecten?</text:p>
      <text:h text:style-name="P33" text:outline-level="4">Deelvragen:</text:h>
      <text:list text:style-name="LFO2" text:continue-numbering="true">
        <text:list-item>
          <text:p text:style-name="P34">Welke specifieke soorten misverstanden komen het meest voor tussen verschillende teams in softwareontwikkelingsprojecten?</text:p>
        </text:list-item>
        <text:list-item>
          <text:p text:style-name="P35">Op welke manieren leiden misverstanden tot fouten in het ontwikkelproces?</text:p>
        </text:list-item>
        <text:list-item>
          <text:p text:style-name="P36">Hoe dragen communicatieproblemen bij aan vertragingen in softwareprojecten?</text:p>
        </text:list-item>
        <text:list-item>
          <text:p text:style-name="P37">Welke strategieën kunnen worden ingezet om misverstanden en communicatieproblemen tussen teams te verminderen?</text:p>
        </text:list-item>
      </text:list>
      <text:p text:style-name="P38"/>
      <text:p text:style-name="P39"/>
      <text:p text:style-name="P40"/>
      <text:p text:style-name="P41"/>
      <text:p text:style-name="P42"/>
      <text:p text:style-name="P43"/>
      <text:p text:style-name="P44"/>
      <text:h text:style-name="P45" text:outline-level="3"><text:bookmark-start text:name="_Toc169648896"/><text:soft-page-break/>Methodologie<text:bookmark-end text:name="_Toc169648896"/></text:h>
      <text:p text:style-name="P46">Ik maak gebruik van het DOT-framework voor dit onderzoek om kwaliteit en geloofwaardigheid van het onderzoek te garanderen. Voor dit onderzoek maak ik gebruik van de volgende methodes:</text:p>
      <text:h text:style-name="P47" text:outline-level="4">Literature Study</text:h>
      <text:p text:style-name="P48">Ik heb op het internet gezocht naar forums, artikelen en blogs over de ervaringen van ontwikkelaars die wel of niet te maken hebben gehad met communicatieproblemen in hun team.</text:p>
      <text:h text:style-name="P49" text:outline-level="4">Enquête</text:h>
      <text:p text:style-name="P50">Ik heb een enquête gemaakt en deze rondgestuurd om hun ervaringen te ontdekken.</text:p>
      <text:list text:style-name="LFO16" text:continue-numbering="true">
        <text:list-item>
          <text:p text:style-name="P51">Hoe zou je de algemene communicatie binnen je team omschrijven? Geef specifieke voorbeelden om je beoordeling te ondersteunen.</text:p>
        </text:list-item>
        <text:list-item>
          <text:p text:style-name="P52">Hoe vaak en op welke manieren communiceer je met andere teamleden over project gerelateerde zaken?</text:p>
        </text:list-item>
        <text:list-item>
          <text:p text:style-name="P53">Kun je een situatie beschrijven waarin conflicterende ideeën, meningen of oplossingen binnen je team de voortgang van een project hebben vertraagd? Hoe werd dit aangepakt?</text:p>
        </text:list-item>
        <text:list-item>
          <text:p text:style-name="P54">Welke ervaringen heb je met misverstanden als gevolg van culturele of taalbarrières in je team? Hoe beïnvloedden deze misverstanden het project?</text:p>
        </text:list-item>
        <text:list-item>
          <text:p text:style-name="P55">Hoe adequaat vind je de huidige communicatiesystemen en -tools die je team gebruikt? Kun je voorbeelden geven van situaties waarin deze systemen goed of slecht werkten?</text:p>
        </text:list-item>
        <text:list-item>
          <text:p text:style-name="P56">Kun je voorbeelden geven van momenten waarop onduidelijke communicatie of vertraagde feedback vertragingen in je werk hebben veroorzaakt?</text:p>
        </text:list-item>
        <text:list-item>
          <text:p text:style-name="P57">Heb je ooit werk opnieuw moeten doen vanwege miscommunicatie over projectvereisten? Zo ja, kun je beschrijven wat er mis ging en hoe het werd opgelost?</text:p>
        </text:list-item>
        <text:list-item>
          <text:p text:style-name="P58">Hoe beïnvloedt slechte communicatie de moraal en productiviteit van je team? Kun je specifieke situaties beschrijven?</text:p>
        </text:list-item>
      </text:list>
      <text:p text:style-name="P59"/>
      <text:p text:style-name="P60"/>
      <text:p text:style-name="P61"/>
      <text:p text:style-name="P62"/>
      <text:p text:style-name="P63"/>
      <text:p text:style-name="P64"/>
      <text:p text:style-name="P65"/>
      <text:p text:style-name="P66"/>
      <text:p text:style-name="P67"/>
      <text:h text:style-name="P68" text:outline-level="3"><text:bookmark-start text:name="_Toc169648897"/>Welke specifieke soorten misverstanden komen het meest voor tussen verschillende teams in softwareontwikkelingsprojecten?<text:bookmark-end text:name="_Toc169648897"/></text:h>
      <text:h text:style-name="P69" text:outline-level="4">Conflicterende Ideeën, Meningen en Oplossingen voor Problemen.</text:h>
      <text:p text:style-name="P70">Wanneer teamleden verschillende standpunten hebben en moeite hebben om overeenstemming te bereiken, kan dit spanning, vertragingen en verminderde samenwerking veroorzaken. Onopgeloste conflicten kunnen ook leiden tot verwarring over projectdoelen, vereisten en prioriteiten, wat uiteindelijk de voortgang en de kwaliteit van het eindproduct belemmert.</text:p>
      <text:h text:style-name="P71" text:outline-level="4">Culturele- of Taalbarrières.</text:h>
      <text:p text:style-name="P72">Misverstanden door verschillen in taalvaardigheid, culturele normen of communicatiestijlen kunnen leiden tot verwarring, fouten en verminderde productiviteit. Bovendien kunnen culturele verschillen spanning of conflicten tussen teamleden veroorzaken, waardoor het moeilijk is om vertrouwen op te bouwen, effectief samen te werken en projectdoelen te bereiken.</text:p>
      <text:h text:style-name="P73" text:outline-level="4">Slechte of Ongemakkelijke Communicatiesystemen, -processen of -platforms.</text:h>
      <text:p text:style-name="P74">Wanneer tools moeilijk te gebruiken zijn, de nodige functies missen of niet goed integreren met andere systemen, kan dit leiden tot gemiste berichten, vertragingen en frustratie onder teamleden. Inefficiënte communicatieprocessen, zoals onduidelijke richtlijnen voor wanneer en hoe te communiceren, kunnen verwarring, dubbele inspanningen en verminderde productiviteit veroorzaken.</text:p>
      <text:p text:style-name="P75"/>
      <text:p text:style-name="P76"/>
      <text:p text:style-name="P77"/>
      <text:p text:style-name="P78"/>
      <text:p text:style-name="P79"/>
      <text:p text:style-name="P80"/>
      <text:p text:style-name="P81"/>
      <text:p text:style-name="P82"/>
      <text:p text:style-name="P83"/>
      <text:p text:style-name="P84"/>
      <text:p text:style-name="P85"/>
      <text:h text:style-name="P86" text:outline-level="3"><text:bookmark-start text:name="_Toc169648898"/>Hoe dragen communicatieproblemen bij aan vertragingen in softwareprojecten?<text:bookmark-end text:name="_Toc169648898"/></text:h>
      <text:p text:style-name="P87">Communicatieproblemen kunnen een aanzienlijke impact hebben op de voortgang en oplevering van softwareprojecten. Vertragingen in de communicatie leiden direct tot vertragingen in het project zelf. Dit kan op verschillende manieren gebeuren:</text:p>
      <text:list text:style-name="LFO9" text:continue-numbering="true">
        <text:list-item>
          <text:p text:style-name="P88"><text:span text:style-name="T89">Vertraging in Besluitvorming</text:span></text:p>
        </text:list-item>
      </text:list>
      <text:p text:style-name="P90">Wanneer belangrijke informatie niet tijdig wordt gedeeld, moeten ontwikkelaars wachten op goedkeuringen, feedback of aanvullende gegevens voordat ze verder kunnen met hun werk. Deze wachttijd zorgt voor stilstand in het project, wat de planning en deadlines in gevaar brengt.</text:p>
      <text:list text:style-name="LFO9" text:continue-numbering="true">
        <text:list-item>
          <text:p text:style-name="P91"><text:span text:style-name="T92">Fouten en Herwerk</text:span></text:p>
        </text:list-item>
      </text:list>
      <text:p text:style-name="P93">Onvoldoende of onduidelijke communicatie kan leiden tot misverstanden over de projectvereisten. Ontwikkelaars kunnen hierdoor onderdelen verkeerd implementeren, wat resulteert in fouten die later hersteld moeten worden. Dit herwerk kost extra tijd en middelen, wat de projectvoortgang verder vertraagt.</text:p>
      <text:list text:style-name="LFO9" text:continue-numbering="true">
        <text:list-item>
          <text:p text:style-name="P94"><text:span text:style-name="T95">Frustratie en Morale</text:span></text:p>
        </text:list-item>
      </text:list>
      <text:p text:style-name="P96">Slechte communicatie kan leiden tot frustratie en ontevredenheid binnen het team. Wanneer teamleden niet goed op de hoogte zijn van de voortgang of verwachtingen, kan dit leiden tot verwarring en stress. Deze negatieve sfeer heeft een directe invloed op de efficiëntie en productiviteit van het team.</text:p>
      <text:list text:style-name="LFO9" text:continue-numbering="true">
        <text:list-item>
          <text:p text:style-name="P97"><text:span text:style-name="T98">Onvoldoende Samenwerking</text:span></text:p>
        </text:list-item>
      </text:list>
      <text:p text:style-name="P99">Effectieve samenwerking vereist duidelijke en regelmatige communicatie. Wanneer communicatiekanalen slecht zijn ingesteld of niet goed worden gebruikt, kunnen teamleden niet efficiënt samenwerken. Dit resulteert in duplicatie van werk, gemiste kansen voor synergie en uiteindelijk vertragingen.</text:p>
      <text:list text:style-name="LFO9" text:continue-numbering="true">
        <text:list-item>
          <text:p text:style-name="P100"><text:span text:style-name="T101">Inconsistente Documentatie</text:span></text:p>
        </text:list-item>
      </text:list>
      <text:soft-page-break/>
      <text:p text:style-name="P102">Gebrekkige communicatie leidt vaak tot inconsistente of ontbrekende documentatie. Zonder nauwkeurige en up-to-date documentatie kunnen ontwikkelaars moeite hebben om de projectvereisten en -specificaties te begrijpen, wat leidt tot fouten en vertragingen.</text:p>
      <text:h text:style-name="P103" text:outline-level="3"><text:bookmark-start text:name="_Toc169648899"/>Welke strategieën kunnen worden ingezet om misverstanden en communicatieproblemen tussen teams te verminderen?<text:bookmark-end text:name="_Toc169648899"/></text:h>
      <text:p text:style-name="P104">Het is voor een bedrijf bijvoorbeeld mogelijk om een offshore software ontwikkelingspartner in te schakelen.<text:s/>Een offshore software ontwikkelingspartner is een extern bedrijf of een team van ontwikkelaars gevestigd in een ander land.<text:s/></text:p>
      <text:p text:style-name="P105">Deze partners bieden diensten zoals softwareontwikkeling, onderhoud, ondersteuning en andere IT-gerelateerde activiteiten, vaak met een focus op efficiëntie, kwaliteit en communicatie om samenwerking op afstand succesvol te maken.</text:p>
      <text:p text:style-name="P106">Offshore ontwikkelingspartners zijn goed in het bevorderen van communicatie door gebruik te maken van een paar technieken. Zo is het bijvoorbeeld mogelijk voor een bedrijf om een partner in bijvoorbeeld de Filipijnen te kiezen, waar Engelse vaardigheid hoog is.<text:s/>Ook beschikken deze partners over robuuste, moderne communicatie- en samenwerkingsplatforms.</text:p>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h text:style-name="P122" text:outline-level="3"><text:bookmark-start text:name="_Toc169648900"/>Conclusie<text:bookmark-end text:name="_Toc169648900"/></text:h>
      <text:p text:style-name="P123">Communicatieproblemen vormen een aanzienlijke uitdaging in softwareontwikkelingsprojecten en kunnen op diverse manieren bijdragen aan vertragingen en inefficiëntie. De meest voorkomende misverstanden tussen verschillende teams in softwareontwikkeling zijn conflicterende ideeën, meningen en oplossingen voor problemen, culturele- of taalbarrières, en slechte of ongemakkelijke communicatiesystemen, -processen of -platforms.</text:p>
      <text:p text:style-name="P124">Samengevat is het verbeteren van communicatie cruciaal voor het succes van softwareontwikkelingsprojecten. Door de juiste strategieën toe te passen, kunnen bedrijven de negatieve impact van communicatieproblemen minimaliseren, de efficiëntie verhogen en de kans op tijdige en kwalitatieve oplevering van projecten vergrote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h text:style-name="P140" text:outline-level="3"/>
      <text:h text:style-name="P141" text:outline-level="3"><text:bookmark-start text:name="_Toc169648901"/>Bibliografie<text:bookmark-end text:name="_Toc169648901"/></text:h>
      <text:p text:style-name="Normaalweb"><text:span text:style-name="T142">Full Scale. "Communication Problems in Software Development." Full Scale Blog,<text:s/></text:span><text:a xlink:href="https://fullscale.io/blog/communication-problems-in-software-development/" office:target-frame-name="_new" xlink:show="replace"><text:span text:style-name="T143">https://fullscale.io/blog/communication-problems-in-software-development/</text:span></text:a><text:span text:style-name="T144">. Geraadpleegd op 19-6-2024.</text:span></text:p>
      <text:p text:style-name="Normaalweb"><text:span text:style-name="T145">Entrision. "Communicating Delays in a Software Development Project."<text:s/></text:span><text:span text:style-name="T146">Entrision Blog,<text:s/></text:span><text:a xlink:href="https://entrision.com/blog/communicating-delays-in-a-software-development-project/" office:target-frame-name="_new" xlink:show="replace"><text:span text:style-name="T147">https://entrision.com/blog/communicating-delays-in-a-software-development-project/</text:span></text:a><text:span text:style-name="T148">. Geraadpleegd op<text:s/></text:span><text:span text:style-name="T149">19-6-2024.</text:span></text:p>
      <text:p text:style-name="Normaalweb"><text:span text:style-name="T150">Emotional Intelligence Consulting Inc. "Examples of Misunderstandings Between Teams."<text:s/></text:span><text:span text:style-name="T151">LinkedIn,<text:s/></text:span><text:a xlink:href="https://www.linkedin.com/pulse/examples-misunderstandings-between" office:target-frame-name="_new" xlink:show="replace"><text:span text:style-name="T152">https://www.linkedin.com/pulse/examples-misunderstandings-between</text:span></text:a><text:span text:style-name="T153">. Geraadpleegd op<text:s/></text:span><text:span text:style-name="T154">19-6-2024.</text:span></text:p>
      <text:p text:style-name="Normaalweb"><text:span text:style-name="T155">Velvetech. "11 Challenges Causing Software Project Delays." Velvetech Blog,<text:s/></text:span><text:a xlink:href="https://www.velvetech.com/blog/11-challenges-causing-software-project-delays/" office:target-frame-name="_new" xlink:show="replace"><text:span text:style-name="T156">https://www.velvetech.com/blog/11-challenges-causing-software-project-delays/</text:span></text:a><text:span text:style-name="T157">. Geraadpleegd op<text:s/></text:span><text:span text:style-name="T158">19-6-2024.</text:span></text:p>
      <text:p text:style-name="P1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style:font-name-asian="Times New Roman" style:letter-kerning="false" fo:font-size="11pt" style:font-size-asian="11pt" style:font-size-complex="11pt"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fo:font-size="11pt" style:font-size-asian="11pt" style:font-size-complex="11pt"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vaninhoudsopgave" style:display-name="Kop van inhoudsopgave" style:family="paragraph" style:parent-style-name="Kop1" style:next-style-name="Standaard">
      <style:paragraph-properties fo:margin-top="0.1666in" fo:margin-bottom="0in" fo:line-height="107%"/>
      <style:text-properties style:letter-kerning="false" fo:font-size="16pt" style:font-size-asian="16pt" style:font-size-complex="16pt" style:language-asian="nl" style:country-asian="NL" fo:hyphenate="false"/>
    </style:style>
    <style:style style:name="Inhopg3" style:display-name="Inhopg 3" style:family="paragraph" style:parent-style-name="Standaard" style:next-style-name="Standaard" style:auto-update="true">
      <style:paragraph-properties fo:margin-bottom="0.0694in" fo:margin-left="0.3333in">
        <style:tab-stops/>
      </style:paragraph-properties>
      <style:text-properties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style:letter-kerning="false" style:language-asian="nl" style:country-asian="NL" fo:hyphenate="false"/>
    </style:style>
    <style:style style:name="Zwaar" style:display-name="Zwaar" style:family="text" style:parent-style-name="Standaardalinea-lettertype">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Verdana"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Verdana"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Verdana" style:font-name-asian="Aptos"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2" style:family="text">
      <style:text-properties style:font-name="Courier New" fo:font-size="10pt" style:font-size-asian="10pt"/>
    </style:style>
    <style:style style:name="WW_CharLFO10LVL2" style:family="text">
      <style:text-properties style:font-name="Courier New"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3LVL2" style:family="text">
      <style:text-properties style:font-name="Courier New" fo:font-size="10pt" style:font-size-asian="10pt"/>
    </style:style>
    <style:style style:name="WW_CharLFO15LVL1" style:family="text">
      <style:text-properties style:font-name="Verdana" style:font-name-asian="Times New Roman"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1" draw:style="linear" draw:angle="3480" draw:start-color="#457c94" draw:end-color="#08233e"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number text:level="3"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list-format-name="NLF1"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list-format-name="NLF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list-format-name="NLF1"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list-format-name="NLF1"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812in" text:list-level-position-and-space-mode="label-alignment">
          <style:list-level-label-alignment text:label-followed-by="listtab" fo:margin-left="0.5312in" fo:text-indent="-0.2812in"/>
        </style:list-level-properties>
        <style:text-properties style:font-name="Verdana"/>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ard" style:family="paragraph">
      <style:paragraph-properties fo:border-top="0.0069in solid #7F7F7F" fo:border-left="none" fo:border-bottom="none" fo:border-right="none" fo:padding-top="0.0138in" fo:padding-left="0in" fo:padding-bottom="0in" fo:padding-right="0in" style:shadow="none" fo:text-align="center"/>
    </style:style>
    <style:style style:name="T3" style:parent-style-name="Standaardalinea-lettertype" style:family="text">
      <style:text-properties fo:color="#E97132"/>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F0" style:page-layout-name="PL0">
      <style:footer>
        <text:p text:style-name="Voettekst"><draw:custom-shape svg:width="0.61875in" svg:height="0.20972in" draw:z-index="251659264" draw:id="id0" draw:style-name="a0" draw:transform="translate(-0.30937in -0.10486in) rotate(-3.14159) translate(0.30937in 0.10486in)" draw:name="Rechthoek 1" text:anchor-type="paragraph"><svg:title/><svg:desc/><text:p text:style-name="P2"><text:span text:style-name="T3"><text:page-number text:fixed="false">2</text:page-number></text:span></text:p><draw:enhanced-geometry draw:type="non-primitive" svg:viewBox="0 0 21600 21600" draw:enhanced-path="M 0 0 L 21600 0 21600 21600 0 21600 Z N" draw:mirror-horizontal="true"/></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e Impact van Slechte Communicatie tussen Teams in Softwareontwikkelingsprojecten</dc:title>
    <dc:description/>
    <dc:subject>Semester 3 Applied Research</dc:subject>
    <meta:initial-creator>Stijn Hoi</meta:initial-creator>
    <dc:creator>Stijn Hoi</dc:creator>
    <meta:creation-date>2024-06-18T12:48:00Z</meta:creation-date>
    <dc:date>2024-06-18T22:29:00Z</dc:date>
    <meta:template xlink:href="Normal" xlink:type="simple"/>
    <meta:editing-cycles>3</meta:editing-cycles>
    <meta:editing-duration>PT33660S</meta:editing-duration>
    <meta:document-statistic meta:page-count="9" meta:paragraph-count="103" meta:word-count="1249" meta:character-count="9993" meta:row-count="285" meta:non-whitespace-character-count="8847"/>
  </office:meta>
</office:document-meta>
</file>